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ulp.src('...') <text:s/>= <text:s/>Used to pipe in all the files we're usings</text:p>
      <text:p text:style-name="Standard"/>
      <text:p text:style-name="Standard">$ npm install gulp --save-dev</text:p>
      <text:p text:style-name="Standard">$ touch gulpfile.js</text:p>
      <text:p text:style-name="Standard">$ npm install gulp-jshint gulp-jscs --save-dev</text:p>
      <text:p text:style-name="Standard">$ npm install jshint-stylish --save-dev</text:p>
      <text:p text:style-name="Standard">$ npm install gulp-util --save-dev</text:p>
      <text:p text:style-name="Standard">$ ++ gulp-load-plugins</text:p>
      <text:p text:style-name="Standard">$ ++ gulp-less gulp-autoprefixer</text:p>
      <text:p text:style-name="Standard"/>
      <text:p text:style-name="Standard">/* jshint -W033 */ <text:s text:c="7"/>= <text:s/>ignore warnings in code</text:p>
      <text:p text:style-name="Standard"/>
      <text:p text:style-name="Standard">* gulp less &amp; autoprefixer turnes LESS into CSS and adds -webkit properties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45M21S</meta:editing-duration>
    <meta:editing-cycles>6</meta:editing-cycles>
    <meta:generator>OpenOffice/4.1.1$Win32 OpenOffice.org_project/411m6$Build-9775</meta:generator>
    <dc:date>2015-12-06T22:55:50.58</dc:date>
    <dc:creator>patrick s</dc:creator>
    <meta:document-statistic meta:table-count="0" meta:image-count="0" meta:object-count="0" meta:page-count="1" meta:paragraph-count="10" meta:word-count="68" meta:character-count="410"/>
    <meta:user-defined meta:name="Info 1"/>
    <meta:user-defined meta:name="Info 2"/>
    <meta:user-defined meta:name="Info 3"/>
    <meta:user-defined meta:name="Info 4"/>
  </office:meta>
</office:document-meta>
</file>